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9d2d9" officeooo:paragraph-rsid="0009d2d9"/>
    </style:style>
    <style:style style:name="P2" style:family="paragraph" style:parent-style-name="Standard" style:list-style-name="L3">
      <style:text-properties officeooo:rsid="0009d2d9" officeooo:paragraph-rsid="0009d2d9"/>
    </style:style>
    <style:style style:name="P3" style:family="paragraph" style:parent-style-name="Standard" style:list-style-name="L4">
      <style:text-properties officeooo:rsid="0009d2d9" officeooo:paragraph-rsid="0009d2d9"/>
    </style:style>
    <style:style style:name="P4" style:family="paragraph" style:parent-style-name="Standard" style:list-style-name="L5">
      <style:text-properties officeooo:rsid="000a02c5" officeooo:paragraph-rsid="000a02c5"/>
    </style:style>
    <style:style style:name="P5" style:family="paragraph" style:parent-style-name="Standard" style:list-style-name="L4">
      <style:text-properties officeooo:rsid="000a02c5" officeooo:paragraph-rsid="000a02c5"/>
    </style:style>
    <style:style style:name="P6" style:family="paragraph" style:parent-style-name="Standard">
      <style:text-properties officeooo:rsid="000a02c5" officeooo:paragraph-rsid="000a02c5"/>
    </style:style>
    <style:style style:name="P7" style:family="paragraph" style:parent-style-name="Standard">
      <style:text-properties officeooo:rsid="000ae3be" officeooo:paragraph-rsid="000ae3be"/>
    </style:style>
    <style:style style:name="P8" style:family="paragraph" style:parent-style-name="Standard" style:list-style-name="L6">
      <style:text-properties officeooo:rsid="000ae3be" officeooo:paragraph-rsid="000ae3be"/>
    </style:style>
    <style:style style:name="P9" style:family="paragraph" style:parent-style-name="Standard" style:list-style-name="L7">
      <style:text-properties officeooo:rsid="000ae3be" officeooo:paragraph-rsid="000ae3be"/>
    </style:style>
    <style:style style:name="P10" style:family="paragraph" style:parent-style-name="Standard" style:list-style-name="L7">
      <style:text-properties officeooo:rsid="000cc510" officeooo:paragraph-rsid="000cc510"/>
    </style:style>
    <style:style style:name="P11" style:family="paragraph" style:parent-style-name="Standard">
      <style:text-properties officeooo:rsid="000cc510" officeooo:paragraph-rsid="000cc510"/>
    </style:style>
    <style:style style:name="P12" style:family="paragraph" style:parent-style-name="Standard">
      <style:text-properties officeooo:rsid="000e3fe9" officeooo:paragraph-rsid="000e3fe9"/>
    </style:style>
    <style:style style:name="P13" style:family="paragraph" style:parent-style-name="Standard" style:list-style-name="L8">
      <style:text-properties officeooo:rsid="000e3fe9" officeooo:paragraph-rsid="000e3fe9"/>
    </style:style>
    <style:style style:name="P14" style:family="paragraph" style:parent-style-name="Standard" style:list-style-name="L9">
      <style:text-properties officeooo:rsid="000e3fe9" officeooo:paragraph-rsid="000e3fe9"/>
    </style:style>
    <style:style style:name="P15" style:family="paragraph" style:parent-style-name="Standard" style:list-style-name="L7">
      <style:text-properties officeooo:rsid="000e3fe9" officeooo:paragraph-rsid="000e3fe9"/>
    </style:style>
    <style:style style:name="P16" style:family="paragraph" style:parent-style-name="Standard" style:list-style-name="L9">
      <style:text-properties officeooo:rsid="000f88aa" officeooo:paragraph-rsid="000f88aa"/>
    </style:style>
    <style:style style:name="P17" style:family="paragraph" style:parent-style-name="Standard" style:list-style-name="L9">
      <style:text-properties officeooo:rsid="00118435" officeooo:paragraph-rsid="00118435"/>
    </style:style>
    <style:style style:name="P18" style:family="paragraph" style:parent-style-name="Standard">
      <style:text-properties officeooo:rsid="00118435" officeooo:paragraph-rsid="00118435"/>
    </style:style>
    <style:style style:name="P19" style:family="paragraph" style:parent-style-name="Standard">
      <style:text-properties officeooo:rsid="0015141d" officeooo:paragraph-rsid="0015141d"/>
    </style:style>
    <style:style style:name="P20" style:family="paragraph" style:parent-style-name="Standard">
      <style:text-properties officeooo:rsid="0015b0c7" officeooo:paragraph-rsid="0015b0c7"/>
    </style:style>
    <style:style style:name="P21" style:family="paragraph" style:parent-style-name="Standard">
      <style:text-properties officeooo:rsid="001682b3" officeooo:paragraph-rsid="001682b3"/>
    </style:style>
    <style:style style:name="P22" style:family="paragraph" style:parent-style-name="Standard" style:list-style-name="L11">
      <style:text-properties officeooo:rsid="001682b3" officeooo:paragraph-rsid="001682b3"/>
    </style:style>
    <style:style style:name="P23" style:family="paragraph" style:parent-style-name="Standard" style:list-style-name="L11">
      <style:text-properties officeooo:rsid="0016a799" officeooo:paragraph-rsid="0016a799"/>
    </style:style>
    <style:style style:name="P24" style:family="paragraph" style:parent-style-name="Standard" style:list-style-name="L11">
      <style:text-properties officeooo:rsid="0018477a" officeooo:paragraph-rsid="0018477a"/>
    </style:style>
    <style:style style:name="T1" style:family="text">
      <style:text-properties officeooo:rsid="000a02c5"/>
    </style:style>
    <style:style style:name="T2" style:family="text">
      <style:text-properties officeooo:rsid="000ae3be"/>
    </style:style>
    <style:style style:name="T3" style:family="text">
      <style:text-properties officeooo:rsid="000cc510"/>
    </style:style>
    <style:style style:name="T4" style:family="text">
      <style:text-properties officeooo:rsid="000e3fe9"/>
    </style:style>
    <style:style style:name="T5" style:family="text">
      <style:text-properties officeooo:rsid="000f88aa"/>
    </style:style>
    <style:style style:name="T6" style:family="text">
      <style:text-properties officeooo:rsid="00118435"/>
    </style:style>
    <style:style style:name="T7" style:family="text">
      <style:text-properties officeooo:rsid="001325db"/>
    </style:style>
    <style:style style:name="T8" style:family="text">
      <style:text-properties officeooo:rsid="0015b0c7"/>
    </style:style>
    <style:style style:name="T9" style:family="text">
      <style:text-properties officeooo:rsid="001682b3"/>
    </style:style>
    <style:style style:name="T10" style:family="text">
      <style:text-properties officeooo:rsid="0016a799"/>
    </style:style>
    <style:style style:name="T11" style:family="text">
      <style:text-properties officeooo:rsid="0018477a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D: Ingresar libro</text:p>
      <text:p text:style-name="P1"/>
      <text:p text:style-name="P1">Titulo: Como bibliotecaria quiero ingresar los datos de un libro donado para que se guarde en el sistema</text:p>
      <text:p text:style-name="P1"/>
      <text:p text:style-name="P1">Reglas de negocio:</text:p>
      <text:p text:style-name="P1"/>
      <text:p text:style-name="P1">Criterios de aceptacion:</text:p>
      <text:list xml:id="list2321670590" text:style-name="L3">
        <text:list-item>
          <text:p text:style-name="P2">Escenario 1: Se guarda el libro como un libro nuevo</text:p>
          <text:list>
            <text:list-item>
              <text:p text:style-name="P2">Dado un libro llamado “Sherlock Holmes” que no existe en el sistema</text:p>
            </text:list-item>
            <text:list-item>
              <text:p text:style-name="P2">Cuando la bibliotecaria ingresa los datos del libro “Sherlock Holmes”</text:p>
            </text:list-item>
            <text:list-item>
              <text:p text:style-name="P2">Entonces el sistema mostrara un cartel diciendo “Se guardo el libro exitosamente”, y se creara la entrada del libro “Sherlock Holmes” con un solo ejemplar, <text:span text:style-name="T9">marcado como “disponible”</text:span></text:p>
            </text:list-item>
          </text:list>
        </text:list-item>
        <text:list-item>
          <text:p text:style-name="P2">Escenario 2: Se guarda el libro como un ejemplar mas</text:p>
          <text:list>
            <text:list-item>
              <text:p text:style-name="P2">Dado un libro llamado “Moby Dick” que ya existe en el sistema</text:p>
            </text:list-item>
            <text:list-item>
              <text:p text:style-name="P2">Cuando la bibliotecaria ingresa los datos del libro “Moby Dick”</text:p>
            </text:list-item>
            <text:list-item>
              <text:p text:style-name="P2">Entonces el sistema mostrara un cartel diciendo “Se guardo el libro exitosamente”, y se agregara un ejemplar mas a la entrada “Moby Dick”</text:p>
            </text:list-item>
          </text:list>
        </text:list-item>
      </text:list>
      <text:p text:style-name="P1"/>
      <text:p text:style-name="P1">ID: Asociar alumno</text:p>
      <text:p text:style-name="P1"/>
      <text:p text:style-name="P1">Titulo: Como alumno quiero ingresar el DNI y el certificado de alumno regular para ser un socio y recibir un carnet con numero de socio</text:p>
      <text:p text:style-name="P1"/>
      <text:p text:style-name="P1">Reglas de negocio:</text:p>
      <text:list xml:id="list4151485187" text:style-name="L5">
        <text:list-item>
          <text:p text:style-name="P4">El DNI del alumno debe estar presente</text:p>
        </text:list-item>
        <text:list-item>
          <text:p text:style-name="P4">El certificado de alumno regular del alumno debe estar presente</text:p>
        </text:list-item>
      </text:list>
      <text:p text:style-name="P1"/>
      <text:p text:style-name="P1">Criterios de aceptacion:</text:p>
      <text:list xml:id="list2912331540" text:style-name="L4">
        <text:list-item>
          <text:p text:style-name="P3">Escenario 1: Asociacion exitosa</text:p>
          <text:list>
            <text:list-item>
              <text:p text:style-name="P3">Dado un alumno con DNI y certficado de alumno regular</text:p>
            </text:list-item>
            <text:list-item>
              <text:p text:style-name="P3">Cuando el alumno ingresa <text:span text:style-name="T1">su DNI y su certifcado de alumno regular</text:span></text:p>
            </text:list-item>
            <text:list-item>
              <text:p text:style-name="P5">Entonces el sistema le mostrara un cartel diciendo “Ahora es un socio”, y le dara un carnet con su numero de socio</text:p>
            </text:list-item>
          </text:list>
        </text:list-item>
        <text:list-item>
          <text:p text:style-name="P5">Escenario 2: Asociacion fallida por falta de DNI</text:p>
          <text:list>
            <text:list-item>
              <text:p text:style-name="P5">Dado un alumno con DNI y certtficado de alumno regular</text:p>
            </text:list-item>
            <text:list-item>
              <text:p text:style-name="P5">Cuando el alumno ingresa el certificado de alumno regular (y no su DNI)</text:p>
            </text:list-item>
            <text:list-item>
              <text:p text:style-name="P5">Entonces el sistema le mostrara un cartel diciendo “Falta ingresar el DNI”</text:p>
            </text:list-item>
          </text:list>
        </text:list-item>
        <text:list-item>
          <text:p text:style-name="P5">Escenario 3: Asociacion fallida por falta de certificado de alumno regular</text:p>
          <text:list>
            <text:list-item>
              <text:p text:style-name="P5">Dado un alumno con DNI y certificado de alumno regular</text:p>
            </text:list-item>
            <text:list-item>
              <text:p text:style-name="P5">Cuando el alumno ingresa su DNI (y no su certificado de alumno regular)</text:p>
            </text:list-item>
            <text:list-item>
              <text:p text:style-name="P5">Entonces el sistema le mostrara un cartel diciendo “Falta ingresar el certificado de alumno regular”</text:p>
            </text:list-item>
          </text:list>
        </text:list-item>
      </text:list>
      <text:p text:style-name="P6"/>
      <text:p text:style-name="P6">ID: <text:span text:style-name="T2">Mostrar libro</text:span></text:p>
      <text:p text:style-name="P6"/>
      <text:p text:style-name="P6">Titulo: Como socio quiero <text:span text:style-name="T2">ingresar los datos de un libro </text:span>para <text:span text:style-name="T2">luego seleccionarlo en el prestamo</text:span></text:p>
      <text:p text:style-name="P6"/>
      <text:p text:style-name="P7">Reglas de negocio:</text:p>
      <text:list xml:id="list2499840734" text:style-name="L6">
        <text:list-item>
          <text:p text:style-name="P8">El libro debe estar en buen estado</text:p>
        </text:list-item>
      </text:list>
      <text:p text:style-name="P7"/>
      <text:p text:style-name="P7"><text:soft-page-break/>Criterios de aceptacion:</text:p>
      <text:list xml:id="list2017328967" text:style-name="L7">
        <text:list-item>
          <text:p text:style-name="P9">Escenario 1: Busqueda exitosa del libro</text:p>
          <text:list>
            <text:list-item>
              <text:p text:style-name="P9">Dado un ilbro llamado “La Fundacion”, que existe en el sistema, <text:s/>esta en buen estado, <text:span text:style-name="T4">y hay ejemplares sin prestar</text:span></text:p>
            </text:list-item>
            <text:list-item>
              <text:p text:style-name="P9">Cuando el socio ingresa el nombre “La Fundacion”</text:p>
            </text:list-item>
            <text:list-item>
              <text:p text:style-name="P9">Entonces el sistema le mostrara el libro “La Fundacion” con un boton llamado “REALIZAR PRESTAMO”</text:p>
            </text:list-item>
          </text:list>
        </text:list-item>
        <text:list-item>
          <text:p text:style-name="P9">Escenario 2: Busqueda fallida del libro por nombre inexistente</text:p>
          <text:list>
            <text:list-item>
              <text:p text:style-name="P9">Dado un libro llamado “Mistborn”, que no existe en el sistema</text:p>
            </text:list-item>
            <text:list-item>
              <text:p text:style-name="P9">Cuando un socio ingresa el nombre “Mistborn”</text:p>
            </text:list-item>
            <text:list-item>
              <text:p text:style-name="P9">Entonces el sistema le mostrara un cartel diciendo “No se encuentra el libro con ese nombre”</text:p>
            </text:list-item>
          </text:list>
        </text:list-item>
        <text:list-item>
          <text:p text:style-name="P9">Escenario 3: Busqueda fallida del libro por estar en mal estado</text:p>
          <text:list>
            <text:list-item>
              <text:p text:style-name="P9">Dado un libro llamado “<text:span text:style-name="T3">El Señor de los Anillos</text:span>”, <text:span text:style-name="T3">que existe en el sistema, y esta en mal estado</text:span></text:p>
            </text:list-item>
            <text:list-item>
              <text:p text:style-name="P10">Cuando el socio ingresa el nombre “El Señor de los Anillos”</text:p>
            </text:list-item>
            <text:list-item>
              <text:p text:style-name="P10">Entonces el sistema le mostrara un cartel diciendo “<text:span text:style-name="T4">Se encontro el libro, pero no se encuentra en buen estado</text:span>”</text:p>
            </text:list-item>
          </text:list>
        </text:list-item>
        <text:list-item>
          <text:p text:style-name="P15">Escenario 4: Busqueda fallida del libro por falta de ejemplates sin prestar</text:p>
          <text:list>
            <text:list-item>
              <text:p text:style-name="P15">Dado un libro llamado “Game Of Thrones”, que existe en el sistema, esta en buen estado pero no hay ejemplares sin prestar</text:p>
            </text:list-item>
            <text:list-item>
              <text:p text:style-name="P15">Cuando el socio ingresa el nombre “Game Of Thrones”</text:p>
            </text:list-item>
            <text:list-item>
              <text:p text:style-name="P15">Entonces el sistema le mostrara el libro con un cartel diciendo “No hay ejemplares disponibles”</text:p>
            </text:list-item>
          </text:list>
        </text:list-item>
      </text:list>
      <text:p text:style-name="P11"/>
      <text:p text:style-name="P12">ID: Realizar prestamo</text:p>
      <text:p text:style-name="P12"/>
      <text:p text:style-name="P12">Titulo: Como socio quiero realizar un prestamo para obtener un libro</text:p>
      <text:p text:style-name="P12"/>
      <text:p text:style-name="P12">Reglas de negocio:</text:p>
      <text:list xml:id="list3295444743" text:style-name="L8">
        <text:list-item>
          <text:p text:style-name="P13">El socio no debe poseer mas de 3 prestamos vigentes</text:p>
        </text:list-item>
        <text:list-item>
          <text:p text:style-name="P13">El socio no debe <text:span text:style-name="T6">estar suspendido</text:span></text:p>
        </text:list-item>
      </text:list>
      <text:p text:style-name="P12"/>
      <text:p text:style-name="P12">Criterios de aceptacion:</text:p>
      <text:list xml:id="list2021618754" text:style-name="L9">
        <text:list-item>
          <text:p text:style-name="P14">Escenario 1: Pres<text:span text:style-name="T5">t</text:span>amo exitoso</text:p>
          <text:list>
            <text:list-item>
              <text:p text:style-name="P14">Dado un socio con numero 1, con 1 prestamo vigente y <text:span text:style-name="T6">no esta suspendido</text:span></text:p>
            </text:list-item>
            <text:list-item>
              <text:p text:style-name="P14">Cuando un socio con numero 1, con 1 prestamo vigente y <text:span text:style-name="T6">no esta suspendido</text:span> le da click al boton “REALIZAR PRESTAMO”</text:p>
            </text:list-item>
            <text:list-item>
              <text:p text:style-name="P14">E<text:span text:style-name="T6">ntonces e</text:span>l sistema le mostrara un cartel diciendo “Prestamo realizado con exito”, y <text:span text:style-name="T5">marcara un ejemplar del libro como “prestado al socio n°1”</text:span></text:p>
            </text:list-item>
          </text:list>
        </text:list-item>
        <text:list-item>
          <text:p text:style-name="P16">Escenario 2: <text:span text:style-name="T6">Prestamo fallido por socio con mas de 3 prestamos vigentes</text:span></text:p>
          <text:list>
            <text:list-item>
              <text:p text:style-name="P17">Dado un socio con numero 2, con 3 prestamos vigentes y no esta suspendido</text:p>
            </text:list-item>
            <text:list-item>
              <text:p text:style-name="P17">Cuando un socio con numero 2, con 3 prestamos vigentes y no esta suspendido le da click al boton “REALIZAR PRESTAMO”</text:p>
            </text:list-item>
            <text:list-item>
              <text:p text:style-name="P17">Entonces el sistema le mostrara un cartel diciendo “No se pudo realizar el prestamo debido a que tiene 3 o mas prestamos vigentes”</text:p>
            </text:list-item>
          </text:list>
        </text:list-item>
        <text:list-item>
          <text:p text:style-name="P17">Escenario 3: Prestamo fallido por socio suspendido</text:p>
          <text:list>
            <text:list-item>
              <text:p text:style-name="P17">Dado un socio con numero 3, con 0 prestamos vigentes y esta suspendido</text:p>
            </text:list-item>
            <text:list-item>
              <text:p text:style-name="P17">Cuando un socio con numero 3, con 0 prestamos vigentes y <text:span text:style-name="T7">esta suspendido</text:span></text:p>
            </text:list-item>
            <text:list-item>
              <text:p text:style-name="P17">Entonces el sistema le mostrara un cartel diciendo “No se pudo realizar el prestamo debido a que tiene 1 o mas prestamos vencidos”</text:p>
            </text:list-item>
          </text:list>
        </text:list-item>
      </text:list>
      <text:p text:style-name="P18"/>
      <text:p text:style-name="P18"><text:soft-page-break/></text:p>
      <text:p text:style-name="P19">ID: <text:span text:style-name="T8">Retornar libro</text:span></text:p>
      <text:p text:style-name="P19"/>
      <text:p text:style-name="P20">Titulo: Como socio quiero retornar el libro <text:span text:style-name="T9">para finalizar el prestamo</text:span></text:p>
      <text:p text:style-name="P20"/>
      <text:p text:style-name="P21">Reglas de negocio:</text:p>
      <text:p text:style-name="P21"/>
      <text:p text:style-name="P21">Criterios de aceptacion:</text:p>
      <text:list xml:id="list1301373877" text:style-name="L11">
        <text:list-item>
          <text:p text:style-name="P22">Escenario 1: Retorno exitoso <text:span text:style-name="T10">a tiempo</text:span></text:p>
          <text:list>
            <text:list-item>
              <text:p text:style-name="P22">Dado un socio con numero 1, que devuelve un libro <text:span text:style-name="T11">llamado “Crepusculo” que existe en el sistema</text:span> antes de la fecha limite del prestamo</text:p>
            </text:list-item>
            <text:list-item>
              <text:p text:style-name="P22">Cuando un socio con numero 1, que devuelve un libro <text:span text:style-name="T11">llamado “Crepusculo” </text:span>antes de la fecha limite del pr<text:span text:style-name="T10">es</text:span>tamo</text:p>
            </text:list-item>
            <text:list-item>
              <text:p text:style-name="P22">Entonces el sistema cambiara el estado del ejemplar en cuestion de “prestado” a “disponible”, <text:span text:style-name="T10">y le mostrara un cartel diciendo “Se retorno el libro con exito”.</text:span></text:p>
            </text:list-item>
          </text:list>
        </text:list-item>
        <text:list-item>
          <text:p text:style-name="P23">Escenario 2: Retorno exitoso fuera de tiempo</text:p>
          <text:list>
            <text:list-item>
              <text:p text:style-name="P23">Dado un socio con numero 2, que devuelve un libro <text:span text:style-name="T11">llamado “Harry Potter” que existe en el sistema</text:span> despues de la fecha limite del prestamo</text:p>
            </text:list-item>
            <text:list-item>
              <text:p text:style-name="P23">Cuando un socio con numero 2, que devuelve un libro <text:span text:style-name="T11">llamado “Harry Potter”</text:span> despues de la fecha limite del prestamo</text:p>
            </text:list-item>
            <text:list-item>
              <text:p text:style-name="P23">Entonces el sistema cambiara el estado del ejemplar en cuestion de “prestado” a “disponible”, guardara por 15 dias el numero de socio como alguien suspendido, y le mostrara un cartel diciendo “Se retorno el libro con exito”</text:p>
            </text:list-item>
          </text:list>
        </text:list-item>
        <text:list-item>
          <text:p text:style-name="P23">Escenario 3: Retorno fallido por inexistencia del libro en el sistema</text:p>
          <text:list>
            <text:list-item>
              <text:p text:style-name="P23">Dado un socio con numero 3, que devuelve un libro llamado “<text:span text:style-name="T11">El caballero de armadura oxidada</text:span>” que no existe en el sistema</text:p>
            </text:list-item>
            <text:list-item>
              <text:p text:style-name="P23">Cuando un socio con numero 3, que devuelve un libro <text:span text:style-name="T11">llamado “El caballero de armadura oxidada”</text:span></text:p>
            </text:list-item>
            <text:list-item>
              <text:p text:style-name="P24">Entonces el sistema le mostrara un cartel diciendo “El libro que quiere devolver no se encuentra en el sistema”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11:38:26.223428999</meta:creation-date>
    <dc:date>2023-09-07T13:59:18.906700622</dc:date>
    <meta:editing-duration>PT1H15M23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3" meta:paragraph-count="85" meta:word-count="1116" meta:character-count="6193" meta:non-whitespace-character-count="5226"/>
  </office:meta>
</office:document-meta>
</file>